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7.585cm" style:rel-column-width="29241*"/>
    </style:style>
    <style:style style:name="Tabela1.B" style:family="table-column">
      <style:table-column-properties style:column-width="4.653cm" style:rel-column-width="17939*"/>
    </style:style>
    <style:style style:name="Tabela1.C" style:family="table-column">
      <style:table-column-properties style:column-width="4.761cm" style:rel-column-width="18355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B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a1.C3" style:family="table-cell" style:data-style-name="N104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style="normal" fo:font-weight="bold" style:font-style-asian="normal" style:font-weight-asian="bold" style:font-style-complex="normal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fo:color="#000000" style:font-name="Arial" fo:language="pt" fo:country="BR" fo:font-style="normal" fo:font-weight="bol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5.108cm"/>
        </style:tab-stops>
      </style:paragraph-properties>
      <style:text-properties fo:color="#000000" style:font-name="Arial" fo:language="pt" fo:country="BR" fo:font-weight="normal" style:font-weight-asian="normal" style:font-weight-complex="normal"/>
    </style:style>
    <style:style style:name="P6" style:family="paragraph" style:parent-style-name="Standard">
      <style:paragraph-properties fo:margin-left="0cm" fo:margin-right="0cm" fo:text-align="justify" style:justify-single-word="false" fo:text-indent="1cm" style:auto-text-indent="false">
        <style:tab-stops>
          <style:tab-stop style:position="15.108cm"/>
        </style:tab-stops>
      </style:paragraph-properties>
      <style:text-properties fo:color="#000000" style:font-name="Arial" fo:language="pt" fo:country="BR" fo:font-weight="bold" style:font-weight-asian="bold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1cm" style:auto-text-indent="false">
        <style:tab-stops>
          <style:tab-stop style:position="15.108cm"/>
        </style:tab-stops>
      </style:paragraph-properties>
      <style:text-properties fo:color="#000000" style:font-name="Arial" fo:language="pt" fo:country="BR" fo:font-weight="bold" style:font-weight-asian="bold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weight="normal" style:font-weight-asian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language="pt" fo:country="BR"/>
    </style:style>
    <style:style style:name="P1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language="pt" fo:country="BR" fo:font-weight="bold" style:font-weight-asian="bold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1cm" style:auto-text-indent="false"/>
      <style:text-properties style:font-name="Arial" fo:language="pt" fo:country="BR" fo:font-weight="bold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Arial" fo:language="pt" fo:country="BR" fo:font-weight="normal" style:font-weight-asian="normal" style:font-weight-complex="normal"/>
    </style:style>
    <style:style style:name="P14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color="#999999" style:font-name="Arial" fo:language="pt" fo:country="BR"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6" style:family="paragraph" style:parent-style-name="Table_20_Contents">
      <style:paragraph-properties fo:text-align="justify" style:justify-single-word="false"/>
      <style:text-properties style:font-name="Arial"/>
    </style:style>
    <style:style style:name="P1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0" style:family="paragraph" style:parent-style-name="Standard" style:list-style-name="L14">
      <style:paragraph-properties fo:text-align="justify" style:justify-single-word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 style:list-style-name="L15">
      <style:paragraph-properties fo:text-align="justify" style:justify-single-word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2" style:family="paragraph" style:parent-style-name="Standard" style:list-style-name="L16">
      <style:paragraph-properties fo:text-align="justify" style:justify-single-word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3" style:family="paragraph" style:parent-style-name="Standard" style:list-style-name="L15">
      <style:paragraph-properties fo:text-align="justify" style:justify-single-word="false"/>
    </style:style>
    <style:style style:name="P24" style:family="paragraph" style:parent-style-name="Standard" style:list-style-name="L16">
      <style:paragraph-properties fo:text-align="justify" style:justify-single-word="false"/>
      <style:text-properties style:font-name="Arial"/>
    </style:style>
    <style:style style:name="P25" style:family="paragraph" style:parent-style-name="Standard" style:list-style-name="L1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8" style:family="paragraph" style:parent-style-name="Standard" style:list-style-name="L4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 style:list-style-name="L9">
      <style:paragraph-properties fo:margin-left="0cm" fo:margin-right="0cm" fo:text-align="justify" style:justify-single-word="false" fo:text-indent="1cm" style:auto-text-indent="false"/>
      <style:text-properties fo:color="#00000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0" style:family="paragraph" style:parent-style-name="Standard" style:list-style-name="L5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1" style:family="paragraph" style:parent-style-name="Standard" style:list-style-name="L6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3" style:family="paragraph" style:parent-style-name="Standard" style:list-style-name="L8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4" style:family="paragraph" style:parent-style-name="Standard" style:list-style-name="L10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5" style:family="paragraph" style:parent-style-name="Standard" style:list-style-name="L11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Standard" style:list-style-name="L12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Standard" style:list-style-name="L13">
      <style:paragraph-properties fo:margin-left="0cm" fo:margin-right="0cm" fo:text-align="justify" style:justify-single-word="false" fo:text-indent="1cm" style:auto-text-indent="false"/>
      <style:text-properties fo:color="#808080" style:font-name="Arial" fo:language="pt" fo:country="BR" fo:font-style="normal" fo:font-weight="normal" style:font-style-asian="normal" style:font-weight-asian="normal" style:font-style-complex="normal" style:font-weight-complex="normal"/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style:font-name="Arial"/>
    </style:style>
    <style:style style:name="P40" style:family="paragraph">
      <style:paragraph-properties fo:margin-left="0cm" fo:margin-right="0cm" fo:text-align="justify" fo:text-indent="1cm"/>
    </style:style>
    <style:style style:name="P41" style:family="paragraph">
      <style:paragraph-properties fo:margin-left="0cm" fo:margin-right="0cm" fo:text-align="justify" fo:text-indent="1cm"/>
      <style:text-properties style:font-name="Arial" fo:font-size="12pt" fo:language="pt" fo:country="BR" style:font-name-complex="Ari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808080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style:font-name="Arial"/>
    </style:style>
    <style:style style:name="T7" style:family="text">
      <style:text-properties style:font-name="Arial" fo:font-size="12pt" fo:language="pt" fo:country="BR" style:font-name-complex="Ari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style:style style:name="gr1" style:family="graphic">
      <style:graphic-properties draw:marker-start="Pontas_20_das_20_seta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start="Pontas_20_das_20_seta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Pontas_20_das_20_seta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INE 5401 – Programação Orientada a Objetos</text:p>
      <text:p text:style-name="P10">Professor: Isaías Camilo Boratti</text:p>
      <text:p text:style-name="P10">Aluno: Lucas Pereira da Silva</text:p>
      <text:p text:style-name="P10"/>
      <text:p text:style-name="P12">Matéria</text:p>
      <text:p text:style-name="P11"/>
      <text:p text:style-name="P13">Trabalho: Escreva uma classe de forma que toda instância dessa classe represente um relógio. Escreva conforme a seguir para listar sua classe. Entrega 19/04 com apenas a classe Relógio.</text:p>
      <text:p text:style-name="P13"/>
      <text:p text:style-name="P9">public static void main(String[] p)</text:p>
      <text:p text:style-name="P9">{</text:p>
      <text:p text:style-name="P9">Interface i = new Interface();</text:p>
      <text:p text:style-name="P9">Relogio r = new Relogio();</text:p>
      <text:p text:style-name="P9">//Aqui r representa um relógio que marca 0:0:0</text:p>
      <text:p text:style-name="P9">Relogio d = new Relogio(11, 59, 59);</text:p>
      <text:p text:style-name="P9">String horario = d.fornecaHorario();</text:p>
      <text:p text:style-name="P9">//Horário: 11:59:59</text:p>
      <text:p text:style-name="P9">i.mostreMensagem(horario);</text:p>
      <text:p text:style-name="P9">d.tictac(); //Incrementa horário em segundos</text:p>
      <text:p text:style-name="P9">i.mostreMensagem(d.fornecaHorario());</text:p>
      <text:p text:style-name="P9">//Será mostrado o string 12:0:0</text:p>
      <text:p text:style-name="P9">d.tictac();</text:p>
      <text:p text:style-name="P9">//Agora d marca o horario 12:0:1</text:p>
      <text:p text:style-name="P9">Relogio rel = new Relogio(23, 59, 59);</text:p>
      <text:p text:style-name="P9">rel.tictac();</text:p>
      <text:p text:style-name="P9">//Agora rel marca 0:0:0</text:p>
      <text:p text:style-name="P9">}</text:p>
      <text:p text:style-name="P14"/>
      <text:p text:style-name="P4">Trabalho: Considerando que uma conta bancária é caracterizado pelo seu número, saldo e limite de saque negativo, escreva um programa que para uma conta bancária apresente ao usuário um menu de opções conforme a seguir:</text:p>
      <text:p text:style-name="P4"/>
      <text:p text:style-name="P4">1: Efetuar depósito</text:p>
      <text:p text:style-name="P4">2: Efetuar saque</text:p>
      <text:p text:style-name="P4">3: Consultar saldo</text:p>
      <text:p text:style-name="P4">4: Sair</text:p>
      <text:p text:style-name="P4"/>
      <text:p text:style-name="P4">Entregar em 21/04 todas as classes do programa.</text:p>
      <text:p text:style-name="P4"/>
      <text:p text:style-name="P9">public static void main(String[] p)</text:p>
      <text:p text:style-name="P9">{</text:p>
      <text:p text:style-name="P9">Interface i = newInterface();</text:p>
      <text:p text:style-name="P9">int op = 1;</text:p>
      <text:p text:style-name="P9">while(op == 1 || op == 2 || op == 3)</text:p>
      <text:p text:style-name="P9">{</text:p>
      <text:p text:style-name="P9">op = i.mostreMenu();</text:p>
      <text:p text:style-name="P9">if(op == 1)</text:p>
      <text:p text:style-name="P9">{</text:p>
      <text:p text:style-name="P9">double valor = i.pecaValorDepositar();</text:p>
      <text:p text:style-name="P9">boolean depositou = c.deposite(valor);</text:p>
      <text:p text:style-name="P9">}</text:p>
      <text:p text:style-name="P9"><text:soft-page-break/>else</text:p>
      <text:p text:style-name="P9">if(op == 2)</text:p>
      <text:p text:style-name="P9">{</text:p>
      <text:p text:style-name="P9">double valor = i.pecaValorSacar();</text:p>
      <text:p text:style-name="P9">double saque = i.facaSaque(valor);</text:p>
      <text:p text:style-name="P9">}</text:p>
      <text:p text:style-name="P9">else //Erro: valores maiors que três serão aceitos</text:p>
      <text:p text:style-name="P9">{</text:p>
      <text:p text:style-name="P9">i.mostreMensagem(“Saldo: “+c.informeSaldo());</text:p>
      <text:p text:style-name="P9">}</text:p>
      <text:p text:style-name="P9">}</text:p>
      <text:p text:style-name="P4"><text:s text:c="2"/></text:p>
      <text:p text:style-name="P4">Execício: Seja n um número inteiro positivo, escreva uma classe que permita manupular esse n como um objeto. Coloque na classe métodos para:</text:p>
      <text:p text:style-name="P4"/>
      <text:p text:style-name="P4">a) Construtor.</text:p>
      <text:p text:style-name="P4">b) Informar se n é ou não um valor par.</text:p>
      <text:p text:style-name="P4">c) Fornecer a soma de todos os valores pares maiores que n.</text:p>
      <text:p text:style-name="P4">d) Fornecer o fatorial de n.</text:p>
      <text:p text:style-name="P4">e) Sortear um valor inteiro &gt;=0 e &lt;n.</text:p>
      <text:p text:style-name="P4">f) Fornecer o valor de s dado por: s=1/n+2/n-1+3/n-2+...+n/1.</text:p>
      <text:p text:style-name="P4">g) Fornecer a soma dos dígitos que formam n, exemplo 129 = 12.</text:p>
      <text:p text:style-name="P4">h) Informar se o valor representado pelo objeto executor é igual, maior ou menor que o valor representado por outro objeto.</text:p>
      <text:p text:style-name="P4">i) Fornecer o objeto que representa a soma do valor representado pelo objeto executor com o valor representado por outro objeto.</text:p>
      <text:p text:style-name="P4">j) Fornecer o valor de s dado por: s=n-n^2/2!+n^3/3!-n^4/4!+...+</text:p>
      <text:p text:style-name="P4">k) Retornar o último digito de n por extenso.</text:p>
      <text:p text:style-name="P4">l) Fornecer o valor correspondente a n expresso na base 16.</text:p>
      <text:p text:style-name="P4">m) Informar se o valor representado pelo objeto ou é ou não um valor primo.</text:p>
      <text:p text:style-name="P4"/>
      <text:p text:style-name="P9">public class IP</text:p>
      <text:p text:style-name="P9">{</text:p>
      <text:p text:style-name="P9">private int n;</text:p>
      <text:p text:style-name="P9">public Ip(int vN)</text:p>
      <text:p text:style-name="P9">{</text:p>
      <text:p text:style-name="P9">if(vN &gt; 0)</text:p>
      <text:p text:style-name="P9">n = vN;</text:p>
      <text:p text:style-name="P9">else</text:p>
      <text:p text:style-name="P9">n = 1;</text:p>
      <text:p text:style-name="P9">}</text:p>
      <text:p text:style-name="P9"/>
      <text:p text:style-name="P9">public boolean ePar()</text:p>
      <text:p text:style-name="P9">{</text:p>
      <text:p text:style-name="P9">return n % 2 <text:s/>== 0;</text:p>
      <text:p text:style-name="P9">}</text:p>
      <text:p text:style-name="P9"/>
      <text:p text:style-name="P9">public int informeN()</text:p>
      <text:p text:style-name="P9">{</text:p>
      <text:p text:style-name="P9">return n;</text:p>
      <text:p text:style-name="P9">}</text:p>
      <text:p text:style-name="P9"/>
      <text:p text:style-name="P9"><text:soft-page-break/>public boolean recebaValorN(int vN)</text:p>
      <text:p text:style-name="P9">{</text:p>
      <text:p text:style-name="P9">if(vN &gt; 0)</text:p>
      <text:p text:style-name="P9">{</text:p>
      <text:p text:style-name="P9">n = vN;</text:p>
      <text:p text:style-name="P9">return true;</text:p>
      <text:p text:style-name="P9">}</text:p>
      <text:p text:style-name="P9">return false;</text:p>
      <text:p text:style-name="P9">}</text:p>
      <text:p text:style-name="P9">}</text:p>
      <text:p text:style-name="P9"/>
      <text:p text:style-name="P9">public static void main(String[] p)</text:p>
      <text:p text:style-name="P9">Interface i = new Inteface();</text:p>
      <text:p text:style-name="P9">Ip a = new Ip(4);</text:p>
      <text:p text:style-name="P9">if(a.epar())</text:p>
      <text:p text:style-name="P9">{</text:p>
      <text:p text:style-name="P9">i,mostreMensagem(“O valor”+a.informeN()+”é par”);</text:p>
      <text:p text:style-name="P9">}</text:p>
      <text:p text:style-name="P9">else</text:p>
      <text:p text:style-name="P9">i.mostreMensagem(“O valor”+a.informeN()+”é impar”);</text:p>
      <text:p text:style-name="P9">}</text:p>
      <text:p text:style-name="P9"/>
      <text:p text:style-name="P7">Encapsulamento</text:p>
      <text:p text:style-name="P6"/>
      <text:p text:style-name="P5">Encapsular → Consultar funções.</text:p>
      <text:p text:style-name="P5">Ao projetar uma classe o projetista deve ocultar aqueles membros da classe (atributos, métodos) que não devem ficar visíveis (acessíveis) a que for usar objetos dessa classe. A classe deve ser escrita de forma que os atributos dos objetos fiquem sempre escondidos, isto é, não visíveis fora da classe.</text:p>
      <text:p text:style-name="P5"/>
      <text:p text:style-name="P9">public class Automovel</text:p>
      <text:p text:style-name="P9">{</text:p>
      <text:p text:style-name="P9">private String cor;</text:p>
      <text:p text:style-name="P9">privete String marca;</text:p>
      <text:p text:style-name="P9">private int quantPassageiros;</text:p>
      <text:p text:style-name="P9">public Automovel()</text:p>
      <text:p text:style-name="P9">{</text:p>
      <text:p text:style-name="P9">//...</text:p>
      <text:p text:style-name="P9">}</text:p>
      <text:p text:style-name="P9"/>
      <text:p text:style-name="P9">public void acelere()</text:p>
      <text:p text:style-name="P9">{</text:p>
      <text:p text:style-name="P9">//...</text:p>
      <text:p text:style-name="P9">}</text:p>
      <text:p text:style-name="P9">}</text:p>
      <text:p text:style-name="P9"/>
      <text:p text:style-name="P3">Classe</text:p>
      <text:p text:style-name="P2"/>
      <text:list xml:id="list1868478070" text:style-name="L1">
        <text:list-item>
          <text:p text:style-name="P25">Componentes declarados com modificador <text:span text:style-name="T1">private</text:span>: Visíveis apenas dentro da classe.</text:p>
        </text:list-item>
      </text:list>
      <text:list xml:id="list442162097" text:style-name="L2">
        <text:list-item>
          <text:p text:style-name="P26">Componentes declarados com modificador <text:span text:style-name="T1">protect</text:span>: Visíveis dentro da classe, subclasse e demais classes do mesmo pacote.</text:p>
        </text:list-item>
        <text:list-item>
          <text:p text:style-name="P26"><text:soft-page-break/>Componentes declarados sem modificador: Visíveis dentro da classe e pacote.</text:p>
        </text:list-item>
        <text:list-item>
          <text:p text:style-name="P26">Componentes declarados com modificador <text:span text:style-name="T1">public</text:span>: Visíveis dentro e fora da classe.</text:p>
        </text:list-item>
      </text:list>
      <text:p text:style-name="P1"/>
      <text:p text:style-name="P1">Podem ser encapsulados: Atributos e Métodos (componentes da classe).</text:p>
      <text:p text:style-name="P1">“Devem” ser encapsulados:</text:p>
      <text:list xml:id="list696445263" text:style-name="L3">
        <text:list-item>
          <text:p text:style-name="P27">Todos os atributos</text:p>
        </text:list-item>
        <text:list-item>
          <text:p text:style-name="P27">Aqueles métodos que o projetista julga que não deva disponibilizar</text:p>
        </text:list-item>
      </text:list>
      <text:p text:style-name="P1"/>
      <text:p text:style-name="P1">OBS: Métodos em principio devem ser públicos.</text:p>
      <text:p text:style-name="P1"/>
      <text:p text:style-name="P1">Exercício: Escrever uma classe de forma que toda instância dessa classe represente uma pessoa.</text:p>
      <text:p text:style-name="P1"/>
      <text:p text:style-name="P9">public class Pessoa</text:p>
      <text:p text:style-name="P8">{</text:p>
      <text:p text:style-name="P8">protected String nome;</text:p>
      <text:p text:style-name="P8">protected int idade;</text:p>
      <text:p text:style-name="P8">protected char sexo;</text:p>
      <text:p text:style-name="P8"/>
      <text:p text:style-name="P8">public Pessoa(String vNome, char vSexo, int vIdade)</text:p>
      <text:p text:style-name="P8">{</text:p>
      <text:p text:style-name="P8">nome = vNome;</text:p>
      <text:p text:style-name="P8">vSexo = Character.toUpperCase(vSexo);</text:p>
      <text:p text:style-name="P8">if(vSexo == 'M' || vSexo == 'F')</text:p>
      <text:p text:style-name="P8">{</text:p>
      <text:p text:style-name="P8">sexo = vSexo;</text:p>
      <text:p text:style-name="P8">}</text:p>
      <text:p text:style-name="P8">else</text:p>
      <text:p text:style-name="P8">{</text:p>
      <text:p text:style-name="P8">sexo = '*';</text:p>
      <text:p text:style-name="P8">}</text:p>
      <text:p text:style-name="P8">idade = vIdade;</text:p>
      <text:p text:style-name="P8">if(idade &lt; 0)</text:p>
      <text:p text:style-name="P8">{</text:p>
      <text:p text:style-name="P8">idade = 0;</text:p>
      <text:p text:style-name="P8">}</text:p>
      <text:p text:style-name="P8">if(idade &gt; 200)</text:p>
      <text:p text:style-name="P8">{</text:p>
      <text:p text:style-name="P8">idade = 200;</text:p>
      <text:p text:style-name="P8">}</text:p>
      <text:p text:style-name="P8">}</text:p>
      <text:p text:style-name="P8">}</text:p>
      <text:p text:style-name="P8"/>
      <text:p text:style-name="P1">Ordem recomendada para os membros de uma classe:</text:p>
      <text:list xml:id="list221990900" text:style-name="L4">
        <text:list-item>
          <text:list>
            <text:list-item>
              <text:p text:style-name="P28">Atributos;</text:p>
            </text:list-item>
            <text:list-item>
              <text:p text:style-name="P28">Construtores;</text:p>
            </text:list-item>
            <text:list-item>
              <text:p text:style-name="P28">Demais métodos.</text:p>
            </text:list-item>
          </text:list>
        </text:list-item>
      </text:list>
      <text:p text:style-name="P1"/>
      <text:p text:style-name="P1">Trabalho: Escreva um programa que para um grupo de pessoas determine:</text:p>
      <text:p text:style-name="P1">a) Quantidade de mulheres com idade abaixo de 40 anos;</text:p>
      <text:p text:style-name="P1">b) Idade média dos adolescentes (12 e 18);</text:p>
      <text:p text:style-name="P1">c) Qual a pessoa mais jovem;</text:p>
      <text:p text:style-name="P1"><text:soft-page-break/>d) Qual a pessoa mais idosa.</text:p>
      <text:p text:style-name="P1"/>
      <text:p text:style-name="P1">Escreva um programa que processe a folha de pagamento dos funcionários de uma empresa. Considere que todo funcionário recebe um salário base e gratificação de produtividade. Para os funcionários que exercem cargos de chefia, a empresa paga uma gratificação adicional. Considere que sobre o salário bruto é feito um desconto para fins de imposto de renda conforme a tabela a seguir:</text:p>
      <text:p text:style-name="P1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5">Estado Bruto</text:p>
          </table:table-cell>
          <table:table-cell table:style-name="Tabela1.A1" office:value-type="string">
            <text:p text:style-name="P15">Aliquota (%)</text:p>
          </table:table-cell>
          <table:table-cell table:style-name="Tabela1.C1" office:value-type="string">
            <text:p text:style-name="P15">Parcela a deduzir</text:p>
          </table:table-cell>
        </table:table-row>
        <table:table-row>
          <table:table-cell table:style-name="Tabela1.A2" office:value-type="string">
            <text:p text:style-name="P16">Até R$ 1000,00</text:p>
          </table:table-cell>
          <table:table-cell table:style-name="Tabela1.A2" office:value-type="string">
            <text:p text:style-name="P16">Isento</text:p>
          </table:table-cell>
          <table:table-cell table:style-name="Tabela1.C2" office:value-type="string">
            <text:p text:style-name="P16">-</text:p>
          </table:table-cell>
        </table:table-row>
        <table:table-row>
          <table:table-cell table:style-name="Tabela1.A2" office:value-type="string">
            <text:p text:style-name="P16">Acima de R$ 1000,00 até R$ 1800,00</text:p>
          </table:table-cell>
          <table:table-cell table:style-name="Tabela1.B3" office:value-type="float" office:value="10">
            <text:p text:style-name="P16">10</text:p>
          </table:table-cell>
          <table:table-cell table:style-name="Tabela1.C3" office:value-type="currency" office:currency="BRL" office:value="100">
            <text:p text:style-name="P16">R$ 100,00</text:p>
          </table:table-cell>
        </table:table-row>
        <table:table-row>
          <table:table-cell table:style-name="Tabela1.A2" office:value-type="string">
            <text:p text:style-name="P16">Acima de R$ 1800,00</text:p>
          </table:table-cell>
          <table:table-cell table:style-name="Tabela1.B3" office:value-type="float" office:value="25">
            <text:p text:style-name="P16">25</text:p>
          </table:table-cell>
          <table:table-cell table:style-name="Tabela1.C3" office:value-type="currency" office:currency="BRL" office:value="370">
            <text:p text:style-name="P16">R$ 370,00</text:p>
          </table:table-cell>
        </table:table-row>
      </table:table>
      <text:p text:style-name="P1"/>
      <text:p text:style-name="P1">Para os funcionários que apresentam nível primário de escolaridade (funcionários de apoio) a empresa paga auxilio de R$ 60,00 reais por dependente, limitado ao máximo de 5 dependentes. Sobre o auxilio educação não incide nenhum desconto. O programa deve para cada funcionário apresentar o seu demonstrativo salarial, isto é apresentar o nome, salário base, gratificação de produtividade, salário bruto, desconto e salário liquido.</text:p>
      <text:p text:style-name="P1"/>
      <text:p text:style-name="P2">Prova: 10/5</text:p>
      <text:p text:style-name="P2"/>
      <text:p text:style-name="P2"><draw:rect text:anchor-type="paragraph" draw:z-index="2" draw:style-name="gr2" draw:text-style-name="P39" svg:width="5.647cm" svg:height="6.086cm" svg:x="5.422cm" svg:y="0.469cm"><text:p text:style-name="P38"><text:span text:style-name="T5">Sub Classe</text:span></text:p><text:p text:style-name="P38"><text:span text:style-name="T6">Funcionário</text:span></text:p><text:p text:style-name="P38"><text:span text:style-name="T6"/></text:p><text:p text:style-name="P38"><text:span text:style-name="T6">* salBase</text:span></text:p><text:p text:style-name="P38"><text:span text:style-name="T6">* prod</text:span></text:p><text:p text:style-name="P38"><text:span text:style-name="T6">* nDependentes</text:span></text:p><text:p text:style-name="P38"><text:span text:style-name="T6">-</text:span></text:p><text:p text:style-name="P38"><text:span text:style-name="T6">* contrutor </text:span></text:p><text:p text:style-name="P38"><text:span text:style-name="T6">* “metodos de acesso”</text:span></text:p><text:p text:style-name="P38"><text:span text:style-name="T6">* fornecaSalarioBruto</text:span></text:p><text:p text:style-name="P38"><text:span text:style-name="T6">* fornecaDesconto</text:span></text:p><text:p text:style-name="P38"><text:span text:style-name="T6">* fornecaSalarioLiquido</text:span></text:p></draw:rect><draw:rect text:anchor-type="paragraph" draw:z-index="4" draw:style-name="gr3" draw:text-style-name="P39" svg:width="4.587cm" svg:height="4.41cm" svg:x="12.213cm" svg:y="0.469cm"><text:p text:style-name="P38"><text:span text:style-name="T5">Sub Classe</text:span></text:p><text:p text:style-name="P38"><text:span text:style-name="T6">Chefe</text:span></text:p><text:p text:style-name="P38"><text:span text:style-name="T6"/></text:p><text:p text:style-name="P38"><text:span text:style-name="T6">* gratChefia</text:span></text:p><text:p text:style-name="P38"><text:span text:style-name="T6">-</text:span></text:p><text:p text:style-name="P38"><text:span text:style-name="T6">* construtor</text:span></text:p><text:p text:style-name="P38"><text:span text:style-name="T6">* “métodos de acesso”</text:span></text:p><text:p text:style-name="P38"><text:span text:style-name="T6">* fornecaSalarioBruto</text:span></text:p><text:p text:style-name="P38"><text:span text:style-name="T6">* fornecaDesconto</text:span></text:p></draw:rect><draw:rect text:anchor-type="paragraph" draw:z-index="5" draw:style-name="gr2" draw:text-style-name="P39" svg:width="4.014cm" svg:height="1.743cm" svg:x="0.203cm" svg:y="0.469cm"><text:p text:style-name="P38"><text:span text:style-name="T5">Super Classe</text:span></text:p><text:p text:style-name="P38"><text:span text:style-name="T6">Pessoa</text:span></text:p></draw:rect></text:p>
      <text:p text:style-name="P2"/>
      <text:p text:style-name="P2"><draw:line text:anchor-type="paragraph" draw:z-index="1" draw:style-name="gr1" draw:text-style-name="P38" svg:x1="4.216cm" svg:y1="0.377cm" svg:x2="5.841cm" svg:y2="0.4cm"><text:p/></draw:line></text:p>
      <text:p text:style-name="P2"><draw:line text:anchor-type="paragraph" draw:z-index="3" draw:style-name="gr1" draw:text-style-name="P38" svg:x1="11.068cm" svg:y1="0.199cm" svg:x2="12.617cm" svg:y2="0.176cm"><text:p/></draw:line></text:p>
      <text:p text:style-name="P2"/>
      <text:p text:style-name="P2"><draw:rect text:anchor-type="paragraph" draw:z-index="6" draw:style-name="gr2" draw:text-style-name="P39" svg:width="4.294cm" svg:height="3.264cm" svg:x="0.203cm" svg:y="0.416cm"><text:p text:style-name="P38"><text:span text:style-name="T5">Sub Classe</text:span></text:p><text:p text:style-name="P38"><text:span text:style-name="T6">Apoio</text:span></text:p><text:p text:style-name="P38"><text:span text:style-name="T6"/></text:p><text:p text:style-name="P38"><text:span text:style-name="T6">* construtor </text:span></text:p><text:p text:style-name="P38"><text:span text:style-name="T6">* fornecaSalarioBruto</text:span></text:p><text:p text:style-name="P38"><text:span text:style-name="T6">* fornecaAE</text:span></text:p></draw:rect></text:p>
      <text:p text:style-name="P2"/>
      <text:p text:style-name="P2"><draw:line text:anchor-type="paragraph" draw:z-index="0" draw:style-name="gr1" draw:text-style-name="P38" svg:x1="5.423cm" svg:y1="0.325cm" svg:x2="3.747cm" svg:y2="0.348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Sobreposição: Mesma assinatura.</text:p>
      <text:p text:style-name="P2"/>
      <text:p text:style-name="P8">Public Funcionário pegueFuncionario()</text:p>
      <text:p text:style-name="P8">{</text:p>
      <text:list xml:id="list1368966084" text:style-name="L5">
        <text:list-item>
          <text:p text:style-name="P30">solicitar nome</text:p>
        </text:list-item>
        <text:list-item>
          <text:p text:style-name="P30">solicitar salario base</text:p>
        </text:list-item>
        <text:list-item>
          <text:p text:style-name="P30">solicitar produtividade</text:p>
        </text:list-item>
        <text:list-item>
          <text:p text:style-name="P30">solicitar número de dependentes</text:p>
        </text:list-item>
      </text:list>
      <text:p text:style-name="P8"/>
      <text:p text:style-name="P8">char tipo;</text:p>
      <text:list xml:id="list962805442" text:style-name="L6">
        <text:list-item>
          <text:p text:style-name="P31">solicitar tipo (F: Funcionário Comum, C: Chefe, A: Apoio)</text:p>
        </text:list-item>
      </text:list>
      <text:p text:style-name="P8"/>
      <text:p text:style-name="P8">Se tipo == 'F'</text:p>
      <text:list xml:id="list945200303" text:style-name="L7">
        <text:list-item>
          <text:p text:style-name="P32">instanciar e retornar o objeto da classe Funcionário</text:p>
        </text:list-item>
      </text:list>
      <text:p text:style-name="P8"><text:soft-page-break/></text:p>
      <text:p text:style-name="P8">Se tipo == 'C'</text:p>
      <text:list xml:id="list80154664" text:style-name="L8">
        <text:list-item>
          <text:p text:style-name="P33">solicitar gratificacão de chefia</text:p>
        </text:list-item>
        <text:list-item>
          <text:p text:style-name="P33">instanciar e retornar objeto da classe chefia</text:p>
        </text:list-item>
      </text:list>
      <text:p text:style-name="P8">...</text:p>
      <text:p text:style-name="P8">}</text:p>
      <text:p text:style-name="P1">Ao derivarmos uma classe, exceto construtores que não são herdados, todos os demais componentes da superclasse são herdados pela subclasse. </text:p>
      <text:p text:style-name="P1">Apesar de serem herdados, aqueles componentes que na superclasse são declarados com o modificador private, não estarão visíveis na subclasse. Podem entratento serem acessador por algum método público herdado da superclasse. Veja o exemplo abaixo:</text:p>
      <text:p text:style-name="P1"/>
      <text:p text:style-name="P1">Classe Pessoa</text:p>
      <text:p text:style-name="P8">private int idade;</text:p>
      <text:p text:style-name="P8">public int informeIdade()</text:p>
      <text:p text:style-name="P8">{</text:p>
      <text:p text:style-name="P8">return idade; </text:p>
      <text:p text:style-name="P8">}</text:p>
      <text:p text:style-name="P8"/>
      <text:p text:style-name="P1">Classe Funcionário</text:p>
      <text:p text:style-name="P8">.</text:p>
      <text:p text:style-name="P8">.</text:p>
      <text:p text:style-name="P8">.</text:p>
      <text:p text:style-name="P8">int x = this.informeIdade();</text:p>
      <text:p text:style-name="P8">.</text:p>
      <text:p text:style-name="P8">.</text:p>
      <text:p text:style-name="P8">.</text:p>
      <text:p text:style-name="P8"/>
      <text:p text:style-name="P1"><text:s/>Ao derivarmos uma subclasse se algum método herdado da superclasse não servir para a subclasse pois, na subclasse a forma de realização da tarefa implementada pelo método herdado é diferente, este método deve ser reescrito. A isto denomina-se sobreposição. </text:p>
      <text:p text:style-name="P1">Para existir a sobreposição é necessário que o método reescrito tenha a mesma assinatura que o respectivo método da superclasse.</text:p>
      <text:p text:style-name="P1"><text:span text:style-name="T1">Sobreposição</text:span>: Método herdado é reescrito na subclasse e possui a mesma assinatura.</text:p>
      <text:p text:style-name="P1"><text:span text:style-name="T1">Sobrecarga</text:span>: Classe contendo dois ou mais métodos, herdados ou não, com o mesmo nome, mas com assinaturas diferentes,</text:p>
      <text:p text:style-name="P1"/>
      <text:p text:style-name="P1">O programa Empresa deve também: Determinar e apresenta o demonstrativo do funcionário comum de maior salario bruto (caso exista).</text:p>
      <text:p text:style-name="P1"/>
      <text:p text:style-name="P1">Todo construtor de uma subclasse deve chamar o construtor da superclasse. Isto tem por objetivo inicializar os atributos herdados da superclasse e é feito por: <text:span text:style-name="T2">super(lista de argumentos);</text:span></text:p>
      <text:p text:style-name="P1">A chamada ao construtor da superclasse deve ser a primeira instrução do construtor da subclasse.</text:p>
      <text:p text:style-name="P1">Caso não seja colocada a chamada ao construtor da superclasse, Java coloca automaticamente uma chamada ao construtor padrão: <text:span text:style-name="T2">super();</text:span> e se este não existir dará erro.</text:p>
      <text:p text:style-name="P3"/>
      <text:p text:style-name="P3"><text:soft-page-break/>Polimorfismo</text:p>
      <text:p text:style-name="P2"/>
      <text:p text:style-name="P1">Polimorfismo → várias formas.</text:p>
      <text:p text:style-name="P1">Contextos: </text:p>
      <text:list xml:id="list1799280628" text:style-name="L9">
        <text:list-item>
          <text:p text:style-name="P29">Polimorfismo de método;</text:p>
        </text:list-item>
        <text:list-item>
          <text:p text:style-name="P29">Polimorfismo quanto a forma de instância.</text:p>
        </text:list-item>
      </text:list>
      <text:p text:style-name="P1">Polimorfismo de Método: É feita a seleção de qual método deve ser executado em funcão da classe da instância executora.</text:p>
      <text:p text:style-name="P1"/>
      <text:p text:style-name="P1">Polimorfismo quanto a forma da instância: Em um hierarquia de classe, um identificador de objeto pode referir objetos com formatos diferentes.</text:p>
      <text:p text:style-name="P1"/>
      <text:p text:style-name="P3">Arranjos</text:p>
      <text:p text:style-name="P3"/>
      <text:p text:style-name="P8">public static void main(String[] p)</text:p>
      <text:p text:style-name="P8">{</text:p>
      <text:p text:style-name="P8">int[] a; //Declarra que a é um arranjo de inteiros.</text:p>
      <text:p text:style-name="P8">a = <text:s/>new int[10];</text:p>
      <text:p text:style-name="P8">a[1] = 25;</text:p>
      <text:p text:style-name="P8">int k =2;</text:p>
      <text:p text:style-name="P8">a[k] = -4;</text:p>
      <text:p text:style-name="P8">a[k+1] = 100;</text:p>
      <text:p text:style-name="P8">for(int i = 0; i &lt; 10, i++)</text:p>
      <text:p text:style-name="P8">{</text:p>
      <text:p text:style-name="P8">a[i] = i*i;</text:p>
      <text:p text:style-name="P8">}</text:p>
      <text:p text:style-name="P8">char[] s = new char[5];</text:p>
      <text:p text:style-name="P8">s[1] = 'X';</text:p>
      <text:p text:style-name="P8">s[0] = 'a';</text:p>
      <text:p text:style-name="P8">s[2] = '* ';</text:p>
      <text:p text:style-name="P8">int tam = s.lenght; // Aqui s vale tam = 5.</text:p>
      <text:p text:style-name="P8">double[] y = {1.7, -3.1, 9.4, 7.3, 8.0};</text:p>
      <text:p text:style-name="P8">tam = y.lenght; //Tam = 5.</text:p>
      <text:p text:style-name="P8">Pessoa[] turma = new Pessoa[3];</text:p>
      <text:p text:style-name="P8">turma[1] = new Pessoa(“Maria”, 'F', 20);</text:p>
      <text:p text:style-name="P8">y[10] = 20.7; //Dará erro. </text:p>
      <text:p text:style-name="P8">}</text:p>
      <text:p text:style-name="P8"/>
      <text:p text:style-name="P1">Um arranjo é um conjunto de posição onde cada posição armazena um valor (ou um endereço). Todos os valores são do mesmo tipo. </text:p>
      <text:p text:style-name="P1">Arranjos são objetos.</text:p>
      <text:p text:style-name="P1">OBS: <text:span text:style-name="T2">int[]a</text:span> é diferente de<text:span text:style-name="T2"> int a</text:span> e <text:span text:style-name="T2">int[] </text:span>é diferente de <text:span text:style-name="T2">int</text:span>.</text:p>
      <text:p text:style-name="P1"/>
      <text:p text:style-name="P1">Exercício: Escreva um programa que através do método main, faca com que o objeto que representa a interface leia 10 valores inteiros e estes valores devem ficar todos armazenados na memória. Após isto deve ser calculado a média desses valores e também quantos dos valores são maiores que a média.</text:p>
      <text:p text:style-name="P1"/>
      <text:p text:style-name="P1">Trabalho: Escreva um programa que analise o desempenho de um grupo de alunos em determinada disciplina. Considere que na disciplina são realizados “n” testes e uma prova final. Para efeito de determinação da média final, o teste de menor nota é abandonado caso “n” seja maior que 1. Considerando média dos teste com peso de 60% <text:s/><text:soft-page-break/>e prova final com peso de 40% mostre o nome do aluno, média dos testes, nota prova final, se foi aprovado ou não etc.</text:p>
      <text:p text:style-name="P1"/>
      <text:p text:style-name="P8">public class Aluno extends Pessoa</text:p>
      <text:p text:style-name="P8">{</text:p>
      <text:p text:style-name="P8">private double pf;</text:p>
      <text:p text:style-name="P8">private double[] int;</text:p>
      <text:p text:style-name="P8">private int n;</text:p>
      <text:p text:style-name="P8"/>
      <text:p text:style-name="P8">public Aluno(String vNome, char vSexo, int vI)</text:p>
      <text:p text:style-name="P8">{</text:p>
      <text:p text:style-name="P8">super(vNome, vSexo, vI);</text:p>
      <text:p text:style-name="P8">n = 0;</text:p>
      <text:p text:style-name="P8">pf = 0.0;</text:p>
      <text:p text:style-name="P8">nt = new double[20];</text:p>
      <text:p text:style-name="P8">}</text:p>
      <text:p text:style-name="P8"/>
      <text:p text:style-name="P8">public int informeN()</text:p>
      <text:p text:style-name="P8">{</text:p>
      <text:p text:style-name="P8">return n;</text:p>
      <text:p text:style-name="P8">}</text:p>
      <text:p text:style-name="P8"/>
      <text:p text:style-name="P8">public boolean recebaValorPF(double vPF)</text:p>
      <text:p text:style-name="P8">{</text:p>
      <text:p text:style-name="P8">if(vPF &gt;= 0 &amp;&amp; vPF &lt;= 10)</text:p>
      <text:p text:style-name="P8">{</text:p>
      <text:p text:style-name="P8">pf = vPF;</text:p>
      <text:p text:style-name="P8">return true;</text:p>
      <text:p text:style-name="P8">}</text:p>
      <text:p text:style-name="P8">return false;</text:p>
      <text:p text:style-name="P8">}</text:p>
      <text:p text:style-name="P8"/>
      <text:p text:style-name="P8">public double informePF()</text:p>
      <text:p text:style-name="P8">{</text:p>
      <text:p text:style-name="P8">return pf;</text:p>
      <text:p text:style-name="P8">}</text:p>
      <text:p text:style-name="P8"/>
      <text:p text:style-name="P8">public boolean recebaNotaNovoTeste(double nota)</text:p>
      <text:p text:style-name="P8">{</text:p>
      <text:p text:style-name="P8">if(nota &gt;= 0 &amp;&amp; nota &lt;= 10 &amp;&amp; n &lt; 20)</text:p>
      <text:p text:style-name="P8">{</text:p>
      <text:p text:style-name="P8">nt[n] = nota;</text:p>
      <text:p text:style-name="P8">n++;</text:p>
      <text:p text:style-name="P8">return true;</text:p>
      <text:p text:style-name="P8">}</text:p>
      <text:p text:style-name="P8">}</text:p>
      <text:p text:style-name="P8"/>
      <text:p text:style-name="P8">public double informeNotaTeste(int qual)</text:p>
      <text:p text:style-name="P8">{</text:p>
      <text:p text:style-name="P8">if(qual &gt;= 1 &amp;&amp; qual &lt;= n)</text:p>
      <text:p text:style-name="P8">return nt[qual-1];</text:p>
      <text:p text:style-name="P8">return -1.0;</text:p>
      <text:p text:style-name="P8"><text:soft-page-break/>}</text:p>
      <text:p text:style-name="P8"/>
      <text:p text:style-name="P8">public double fornecaMenorNotaTeste()</text:p>
      <text:p text:style-name="P8">{</text:p>
      <text:p text:style-name="P8">double menor = nt[0];</text:p>
      <text:p text:style-name="P8">for(int i = 1; i &lt; n; i++)</text:p>
      <text:p text:style-name="P8">if(nt[i] &lt; menor)</text:p>
      <text:p text:style-name="P8">menor = nt[i];</text:p>
      <text:p text:style-name="P8">return menor;</text:p>
      <text:p text:style-name="P8">}</text:p>
      <text:p text:style-name="P8"/>
      <text:p text:style-name="P8">public double fornecaMediaTestes()</text:p>
      <text:p text:style-name="P8">{</text:p>
      <text:p text:style-name="P8">double soma = 0;</text:p>
      <text:p text:style-name="P8">for(int i = 0; i &lt; n; i++)</text:p>
      <text:p text:style-name="P8">soma += nt[i];</text:p>
      <text:p text:style-name="P8">if(n == 1)</text:p>
      <text:p text:style-name="P8">return soma;</text:p>
      <text:p text:style-name="P8">return (soma-this.fornecaMenorNotaTeste())/(n-1);</text:p>
      <text:p text:style-name="P8">}</text:p>
      <text:p text:style-name="P8"/>
      <text:p text:style-name="P8">public double fornecaMediaFinal()</text:p>
      <text:p text:style-name="P8">{</text:p>
      <text:p text:style-name="P8">return this.fornecaMediaTestes()*0.6+pf*0.4;</text:p>
      <text:p text:style-name="P8">}</text:p>
      <text:p text:style-name="P8"/>
      <text:p text:style-name="P8">public boolean foiAprovado(double criterio)</text:p>
      <text:p text:style-name="P8">{</text:p>
      <text:p text:style-name="P8">return this.fornecaMediaFinal() &gt;= criterio;</text:p>
      <text:p text:style-name="P8">}</text:p>
      <text:p text:style-name="P8">}</text:p>
      <text:p text:style-name="P8"/>
      <text:p text:style-name="P8">public Aluno pegueAluno()</text:p>
      <text:p text:style-name="P8">{</text:p>
      <text:list xml:id="list168085912" text:style-name="L10">
        <text:list-item>
          <text:p text:style-name="P34">solicita nome; → String nome = this.pegueNome();</text:p>
        </text:list-item>
        <text:list-item>
          <text:p text:style-name="P34">solicita sexo; → char sexo = this.pegueSexo();</text:p>
        </text:list-item>
        <text:list-item>
          <text:p text:style-name="P34">solicita idade;</text:p>
        </text:list-item>
      </text:list>
      <text:p text:style-name="P8">Aluno a = new Aluno(nome, sexo, idade)</text:p>
      <text:list xml:id="list1473077017" text:style-name="L11">
        <text:list-item>
          <text:p text:style-name="P35">solicitar notaPF;</text:p>
        </text:list-item>
      </text:list>
      <text:p text:style-name="P8">a.recebaValorNotaPF(notaPF);</text:p>
      <text:list xml:id="list449919499" text:style-name="L12">
        <text:list-item>
          <text:p text:style-name="P36">solicitar quantidade de testes (qt);</text:p>
        </text:list-item>
      </text:list>
      <text:p text:style-name="P8">for(int i =1; i &lt;= gt; i++)</text:p>
      <text:p text:style-name="P8">{</text:p>
      <text:list xml:id="list471004125" text:style-name="L13">
        <text:list-item>
          <text:p text:style-name="P37">solicitar nota teste i (nota);</text:p>
        </text:list-item>
      </text:list>
      <text:p text:style-name="P8">a.recebaValorNotaNovoTeste (nota);</text:p>
      <text:p text:style-name="P8">}</text:p>
      <text:p text:style-name="P8">return a;</text:p>
      <text:p text:style-name="P8">}</text:p>
      <text:p text:style-name="P8"/>
      <text:p text:style-name="P1">O programa também deve:</text:p>
      <text:p text:style-name="P1">a) Mostrar o melhor aluno.</text:p>
      <text:p text:style-name="P1">b) Determinar quantos alunos tiveram média final maior que a média da turma.</text:p>
      <text:p text:style-name="P1"><text:soft-page-break/>Exercício: Escreva um método main que:</text:p>
      <text:p text:style-name="P1">a) Sorteie 20 valores inteiros, todos na faixa 50 a 100, inclusive extremos e armazene-os todos na memória.</text:p>
      <text:p text:style-name="P1">b) Após resolvido o item a, mostre todos os valores sorteados.</text:p>
      <text:p text:style-name="P1">c) Crie na memória um arranjo contendo aqueles valores sorteados, que são pares e após mostre esses valores.</text:p>
      <text:p text:style-name="P1"/>
      <text:p text:style-name="P8">public class Principal </text:p>
      <text:p text:style-name="P8">{</text:p>
      <text:p text:style-name="P8">public static void main(String[] parametro)</text:p>
      <text:p text:style-name="P8">{</text:p>
      <text:p text:style-name="P8">Interface <text:span text:style-name="T3">comunicaUsuario</text:span> = new Interface();</text:p>
      <text:p text:style-name="P8">int[] <text:span text:style-name="T3">sorteados</text:span> = new int[20];</text:p>
      <text:p text:style-name="P8">for(int cont = 0; cont &lt; 20; cont++)</text:p>
      <text:p text:style-name="P8">{</text:p>
      <text:p text:style-name="P8">sorteados[cont] = (int)(Math.random()*51)+50;</text:p>
      <text:p text:style-name="P8">}</text:p>
      <text:p text:style-name="P8">comunicaUsuario.mostreArranjo(random);</text:p>
      <text:p text:style-name="P8">Principal pares = new Principal();</text:p>
      <text:p text:style-name="P8">int[] sorteadosPares = pares.fornecaPares(sorteados);</text:p>
      <text:p text:style-name="P8">comunicaUsuario.mostreSorteados(sorteadosPares);</text:p>
      <text:p text:style-name="P8">}</text:p>
      <text:p text:style-name="P8"/>
      <text:p text:style-name="P8">public int[] fornecaPares(int[] sort)</text:p>
      <text:p text:style-name="P8">{</text:p>
      <text:p text:style-name="P8">int k = 0;</text:p>
      <text:p text:style-name="P8">int tam = sort.lenght;</text:p>
      <text:p text:style-name="P8">int contPar = 0;</text:p>
      <text:p text:style-name="P8">for(int i = 0; i &lt; tam; i++)</text:p>
      <text:p text:style-name="P8">if(sort[i]%2 == 0)</text:p>
      <text:p text:style-name="P8">contPar++;</text:p>
      <text:p text:style-name="P8">int[] pares = new int[contPar];</text:p>
      <text:p text:style-name="P8">for(int i = 0; i &lt; tam; i++)</text:p>
      <text:p text:style-name="P8">if(sort[i]%2 == 0)</text:p>
      <text:p text:style-name="P8">{</text:p>
      <text:p text:style-name="P8">pares[k++] = sort[i];</text:p>
      <text:p text:style-name="P8">}</text:p>
      <text:p text:style-name="P8">}</text:p>
      <text:p text:style-name="P8">return pares;</text:p>
      <text:p text:style-name="P8">}</text:p>
      <text:p text:style-name="P8"/>
      <text:p text:style-name="P1">Trabalho: Escreva um programa que analise os apostadores da mega sena. O programa deve efetuar o sorteio da mega sena (6 números inteiros, todos diferentes e todos no intervalo de 1 a 60, incluindo os extremos). Os números sorteados devem ser mostrados ao usuário. Cada apostador pode apostar de 6 até 10 números, todos diferentes e todos no intervalo de 1 a 60. Considere que se apostar 6 números o apostador pagará R$ 1 , se apostar 7 números pagará R$ 7, se apostar 8 números pagará R$ 28, se apostar 9 números pagará R$ 168 e se apostar 10 números pagará R$ 1260. O programa deve mostrar o nome e o total de pontos de cada apostador. Deve também mostrar o total pago pelos apostadores. OBS: trate o apostador como um objeto. Lembrando que todo apostador é uma pessoa.</text:p>
      <text:p text:style-name="P1"/>
      <text:p text:style-name="P1"><text:soft-page-break/>Exercício: Escrever um classe de forma que toda instância dessa classe represente uma coleção de valores inteiros.</text:p>
      <text:p text:style-name="P1"/>
      <text:p text:style-name="P8">public class Ctém um ColecaoInteiros </text:p>
      <text:p text:style-name="P8">{</text:p>
      <text:p text:style-name="P8">private int n;</text:p>
      <text:p text:style-name="P8">private int[] x;</text:p>
      <text:p text:style-name="P8">pulibc ColecaoInteiros(int tam)</text:p>
      <text:p text:style-name="P8">{</text:p>
      <text:p text:style-name="P8">/*Contém um objeto que representa uma colecão vazia mas com capacidade para armazenar tam valores*/</text:p>
      <text:p text:style-name="P8">n = 0;</text:p>
      <text:p text:style-name="P8">x = new int[tam];</text:p>
      <text:p text:style-name="P8">}</text:p>
      <text:p text:style-name="P8"/>
      <text:p text:style-name="P8">public ColecaoInteiros(int[] valores)</text:p>
      <text:p text:style-name="P8">{</text:p>
      <text:p text:style-name="P8">n = valores.lenght;</text:p>
      <text:p text:style-name="P8">x = new int[n];</text:p>
      <text:p text:style-name="P8">for(int i = 0; n &lt; tam; i++)</text:p>
      <text:p text:style-name="P8">{</text:p>
      <text:p text:style-name="P8">x[i] = valores[i];</text:p>
      <text:p text:style-name="P8">}</text:p>
      <text:p text:style-name="P8">}</text:p>
      <text:p text:style-name="P8"/>
      <text:p text:style-name="P8">public int informeN()</text:p>
      <text:p text:style-name="P8">{</text:p>
      <text:p text:style-name="P8">return n;</text:p>
      <text:p text:style-name="P8">}</text:p>
      <text:p text:style-name="P8"/>
      <text:p text:style-name="P8">public String toString()</text:p>
      <text:p text:style-name="P8">{</text:p>
      <text:p text:style-name="P8">String s = “Valores da Colecão \n”;</text:p>
      <text:p text:style-name="P8">for(int i = 0; i &lt; n; i++)</text:p>
      <text:p text:style-name="P8">{</text:p>
      <text:p text:style-name="P8">s = s+x[i]+” ”;</text:p>
      <text:p text:style-name="P8">}</text:p>
      <text:p text:style-name="P8">return s;</text:p>
      <text:p text:style-name="P8">}</text:p>
      <text:p text:style-name="P8">}</text:p>
      <text:p text:style-name="P17"/>
      <text:list xml:id="list726281784" text:style-name="L14">
        <text:list-item>
          <text:p text:style-name="P20">Método que retorna com a posição da primeira ocorrências de determinado valor. </text:p>
        </text:list-item>
        <text:list-item>
          <text:p text:style-name="P20">Método que retorna com o valor de determinada posição.</text:p>
        </text:list-item>
        <text:list-item>
          <text:p text:style-name="P20">Método que retorna com um arranjo contendo os valores pares da seleção.</text:p>
        </text:list-item>
        <text:list-item>
          <text:p text:style-name="P20">Método que elimina da coleção a primeira ocorrência de um valor.</text:p>
        </text:list-item>
        <text:list-item>
          <text:p text:style-name="P20">Método que retorna um objeto da classe ColecaoInteiros que represente a união da coleção representada pelo objeto executor com a coleção representada por outro objeto.</text:p>
        </text:list-item>
        <text:list-item>
          <text:p text:style-name="P20">Método que inverta a seleção. </text:p>
        </text:list-item>
      </text:list>
      <text:p text:style-name="P1"/>
      <text:p text:style-name="P2">Prova 31/05</text:p>
      <text:p text:style-name="P2"><text:soft-page-break/></text:p>
      <text:p text:style-name="P2"/>
      <text:p text:style-name="P3">Arranjos Multidimensionais </text:p>
      <text:p text:style-name="P2"/>
      <text:p text:style-name="P1">Podemos imaginar arranjos multidimensionais como uma matriz. </text:p>
      <text:p text:style-name="P1"/>
      <text:p text:style-name="P8">int[][] x = new int[3][4];</text:p>
      <text:p text:style-name="P1"/>
      <text:p text:style-name="P8"><draw:rect text:anchor-type="paragraph" draw:z-index="22" draw:style-name="gr2" draw:text-style-name="P38" svg:width="1.001cm" svg:height="0.802cm" svg:x="0.84cm" svg:y="0.24cm"><text:p text:style-name="P38">x</text:p></draw:rect><draw:rect text:anchor-type="paragraph" draw:z-index="20" draw:style-name="gr2" draw:text-style-name="P38" svg:width="1.211cm" svg:height="1.001cm" svg:x="3.41cm" svg:y="2.24cm"><text:p text:style-name="P38">2</text:p></draw:rect><draw:rect text:anchor-type="paragraph" draw:z-index="19" draw:style-name="gr2" draw:text-style-name="P38" svg:width="1.001cm" svg:height="0.802cm" svg:x="8.841cm" svg:y="2.438cm"><text:p text:style-name="P38">3</text:p></draw:rect><draw:rect text:anchor-type="paragraph" draw:z-index="18" draw:style-name="gr2" draw:text-style-name="P38" svg:width="1.001cm" svg:height="0.802cm" svg:x="7.84cm" svg:y="2.438cm"><text:p text:style-name="P38">2</text:p></draw:rect><draw:rect text:anchor-type="paragraph" draw:z-index="17" draw:style-name="gr2" draw:text-style-name="P38" svg:width="1.001cm" svg:height="0.802cm" svg:x="6.84cm" svg:y="2.438cm"><text:p text:style-name="P38">1</text:p></draw:rect><draw:rect text:anchor-type="paragraph" draw:z-index="16" draw:style-name="gr2" draw:text-style-name="P38" svg:width="1.001cm" svg:height="0.802cm" svg:x="8.841cm" svg:y="1.339cm"><text:p text:style-name="P38">3</text:p></draw:rect><draw:rect text:anchor-type="paragraph" draw:z-index="15" draw:style-name="gr2" draw:text-style-name="P38" svg:width="1.001cm" svg:height="0.802cm" svg:x="7.84cm" svg:y="1.339cm"><text:p text:style-name="P38">2</text:p></draw:rect><draw:rect text:anchor-type="paragraph" draw:z-index="14" draw:style-name="gr2" draw:text-style-name="P38" svg:width="1.001cm" svg:height="0.802cm" svg:x="6.84cm" svg:y="1.339cm"><text:p text:style-name="P38">1</text:p></draw:rect><draw:rect text:anchor-type="paragraph" draw:z-index="13" draw:style-name="gr2" draw:text-style-name="P38" svg:width="1.001cm" svg:height="0.802cm" svg:x="8.841cm" svg:y="0.24cm"><text:p text:style-name="P38">3</text:p></draw:rect><draw:rect text:anchor-type="paragraph" draw:z-index="12" draw:style-name="gr2" draw:text-style-name="P38" svg:width="1.001cm" svg:height="0.802cm" svg:x="7.84cm" svg:y="0.24cm"><text:p text:style-name="P38">2</text:p></draw:rect><draw:rect text:anchor-type="paragraph" draw:z-index="11" draw:style-name="gr2" draw:text-style-name="P38" svg:width="1.001cm" svg:height="0.802cm" svg:x="6.84cm" svg:y="0.24cm"><text:p text:style-name="P38">1</text:p></draw:rect><draw:rect text:anchor-type="paragraph" draw:z-index="10" draw:style-name="gr2" draw:text-style-name="P38" svg:width="1.001cm" svg:height="0.802cm" svg:x="5.84cm" svg:y="0.24cm"><text:p text:style-name="P38">0</text:p></draw:rect><draw:rect text:anchor-type="paragraph" draw:z-index="9" draw:style-name="gr2" draw:text-style-name="P38" svg:width="1.001cm" svg:height="0.802cm" svg:x="5.84cm" svg:y="2.438cm"><text:p text:style-name="P38">0</text:p></draw:rect><draw:rect text:anchor-type="paragraph" draw:z-index="8" draw:style-name="gr2" draw:text-style-name="P38" svg:width="1.001cm" svg:height="0.802cm" svg:x="5.84cm" svg:y="1.339cm"><text:p text:style-name="P38">0</text:p></draw:rect><draw:rect text:anchor-type="paragraph" draw:z-index="7" draw:style-name="gr2" draw:text-style-name="P38" svg:width="1.211cm" svg:height="1.001cm" svg:x="3.41cm" svg:y="0.24cm"><text:p text:style-name="P38">0</text:p></draw:rect><draw:rect text:anchor-type="paragraph" draw:z-index="21" draw:style-name="gr2" draw:text-style-name="P38" svg:width="1.211cm" svg:height="1.001cm" svg:x="3.41cm" svg:y="1.24cm"><text:p text:style-name="P38">1</text:p></draw:rect></text:p>
      <text:p text:style-name="P8"><draw:line text:anchor-type="paragraph" draw:z-index="23" draw:style-name="gr4" draw:text-style-name="P38" svg:x1="1.84cm" svg:y1="0.079cm" svg:x2="3.41cm" svg:y2="0.079cm"><text:p/></draw:line><draw:line text:anchor-type="paragraph" draw:z-index="24" draw:style-name="gr4" draw:text-style-name="P38" svg:x1="4.62cm" svg:y1="0.191cm" svg:x2="5.841cm" svg:y2="0.212cm"><text:p/></draw:line> <text:s text:c="15"/></text:p>
      <text:p text:style-name="P8"/>
      <text:p text:style-name="P1"><draw:line text:anchor-type="paragraph" draw:z-index="25" draw:style-name="gr4" draw:text-style-name="P38" svg:x1="4.62cm" svg:y1="0.319cm" svg:x2="5.841cm" svg:y2="0.319cm"><text:p/></draw:line> <text:s text:c="7"/></text:p>
      <text:p text:style-name="P1"/>
      <text:p text:style-name="P1"><draw:line text:anchor-type="paragraph" draw:z-index="26" draw:style-name="gr4" draw:text-style-name="P38" svg:x1="4.62cm" svg:y1="0.448cm" svg:x2="5.841cm" svg:y2="0.448cm"><text:p/></draw:line> <text:s text:c="15"/></text:p>
      <text:p text:style-name="P1"><text:s text:c="5"/></text:p>
      <text:p text:style-name="P1"/>
      <text:p text:style-name="P1"/>
      <text:p text:style-name="P3">Métodos Estáticos </text:p>
      <text:p text:style-name="P2"/>
      <text:p text:style-name="P8">public class Principal</text:p>
      <text:p text:style-name="P8">{</text:p>
      <text:p text:style-name="P8">public static void main(String[] parametro)</text:p>
      <text:p text:style-name="P8">{</text:p>
      <text:p text:style-name="P8">int[][] m = Interface.pegueMatriz();</text:p>
      <text:p text:style-name="P8">Interface.mostreMatriz(m);</text:p>
      <text:p text:style-name="P8">int soma = Matriz.fornecaSoma(m);</text:p>
      <text:p text:style-name="P8">int somaColuna3 = Matriz.fornecaSomaColuna(m,3);</text:p>
      <text:p text:style-name="P8">int max = Matriz.fornecaMaiorValor(m);</text:p>
      <text:p text:style-name="P8">}</text:p>
      <text:p text:style-name="P8">}</text:p>
      <text:p text:style-name="P8"/>
      <text:p text:style-name="P8">Public class Matriz</text:p>
      <text:p text:style-name="P8">{</text:p>
      <text:p text:style-name="P8">public static int fornecaSoma(int[][] mat)</text:p>
      <text:p text:style-name="P8">{</text:p>
      <text:p text:style-name="P8">int soma = 0;</text:p>
      <text:p text:style-name="P8">int nL = mat.length;</text:p>
      <text:p text:style-name="P8">int nC = mat[0].length; </text:p>
      <text:p text:style-name="P8">for(int lin = 0; lin &lt; nL; lin++)</text:p>
      <text:p text:style-name="P8">{</text:p>
      <text:p text:style-name="P8">for(int col = 0; col &lt; nC; col++)</text:p>
      <text:p text:style-name="P8">{</text:p>
      <text:p text:style-name="P8">soma += mat[lin][col];</text:p>
      <text:p text:style-name="P8">}</text:p>
      <text:p text:style-name="P8">}</text:p>
      <text:p text:style-name="P8">return soma;</text:p>
      <text:p text:style-name="P8">}</text:p>
      <text:p text:style-name="P8">}</text:p>
      <text:p text:style-name="P8"/>
      <text:p text:style-name="P1">Inicializar a matriz com determinados valores:</text:p>
      <text:p text:style-name="P8">int[] a = { 4, 7, -3, 2};</text:p>
      <text:p text:style-name="P8">int[][] b = {{1, 4, 7}, {1, 9, 10}, {-2, 4, 7}}; </text:p>
      <text:p text:style-name="P8"><text:soft-page-break/></text:p>
      <text:list xml:id="list617771717" text:style-name="L15">
        <text:list-item>
          <text:p text:style-name="P23">Criar um método que, para uma matriz de elementos inteiros retorne com a sua transposta.</text:p>
        </text:list-item>
        <text:list-item>
          <text:p text:style-name="P21">Criar um método estático que para uma matriz, retorne <text:s/>com a soma dos elementos da diagonal principal.</text:p>
        </text:list-item>
      </text:list>
      <text:p text:style-name="P1"/>
      <text:p text:style-name="P1">Exercício: Escreva um programa que sorteie n números inteiros, todos na faixa 0 a 20. O programa deve determinar a frequência de cada um dos valores de 0 a 20.</text:p>
      <text:p text:style-name="P1"/>
      <text:p text:style-name="P1"/>
      <text:p text:style-name="P1"><draw:custom-shape text:anchor-type="paragraph" draw:z-index="28" draw:style-name="gr5" draw:text-style-name="P41" svg:width="0.602cm" svg:height="3.022cm" svg:x="5.609cm" svg:y="0.208cm"><text:p text:style-name="P40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7"/></text:span><text:span text:style-name="T7">Inteiros (int, short, byte, long, char)</text:span></text:p><text:p text:style-name="P40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7"/></text:span><text:span text:style-name="T7">Reais (double, float)</text:span></text:p><text:p text:style-name="P40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 text:c="7"/></text:span><text:span text:style-name="T7">Lógico (boolean)</text:span><text:span text:style-name="T7"><text:tab/></text:span></text:p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><draw:custom-shape text:anchor-type="paragraph" draw:z-index="27" draw:style-name="gr5" draw:text-style-name="P38" svg:width="0.773cm" svg:height="5.799cm" svg:x="2.711cm" svg:y="0.229cm"><text:p text:style-name="P40"><text:span text:style-name="T7">Primitivos</text:span></text:p><text:p text:style-name="P40"><text:span text:style-name="T7"/></text:p><text:p text:style-name="P40"><text:span text:style-name="T7"/></text:p><text:p text:style-name="P40"><text:span text:style-name="T7"/></text:p><text:p text:style-name="P40"><text:span text:style-name="T7"/></text:p><text:p text:style-name="P40"><text:span text:style-name="T7"/></text:p><text:p text:style-name="P40"><text:span text:style-name="T7"/></text:p><text:p text:style-name="P40"><text:span text:style-name="T7"/></text:p><text:p text:style-name="P40"><text:span text:style-name="T7">Referência</text:span></text:p>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><text:tab/><text:tab/><text:tab/><text:tab/><text:tab/> <text:s text:c="4"/></text:p>
      <text:p text:style-name="P1"/>
      <text:p text:style-name="P1"/>
      <text:p text:style-name="P1"/>
      <text:p text:style-name="P1"/>
      <text:p text:style-name="P1">Tipos</text:p>
      <text:p text:style-name="P1"><draw:custom-shape text:anchor-type="paragraph" draw:z-index="29" draw:style-name="gr5" draw:text-style-name="P41" svg:width="0.602cm" svg:height="3.022cm" svg:x="5.609cm" svg:y="0.213cm"><text:p text:style-name="P40"><text:span text:style-name="T7"><text:tab/></text:span><text:span text:style-name="T7"><text:tab/></text:span><text:span text:style-name="T7"><text:tab/></text:span><text:span text:style-name="T7"><text:tab/></text:span><text:span text:style-name="T7">Arrays</text:span></text:p><text:p text:style-name="P40"><text:span text:style-name="T7"><text:tab/></text:span><text:span text:style-name="T7"><text:tab/></text:span><text:span text:style-name="T7"><text:tab/></text:span><text:span text:style-name="T7"><text:tab/></text:span><text:span text:style-name="T7">Classe (String, Math, ...)</text:span></text:p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<text:span text:style-name="T4"><text:tab/>Manipulação de Strings<text:tab/></text:span><text:tab/></text:p>
      <text:p text:style-name="P18"/>
      <text:list xml:id="list1379860650" text:style-name="L16">
        <text:list-item>
          <text:p text:style-name="P24">String é uma sequência de zero ou mais caracteres.</text:p>
        </text:list-item>
        <text:list-item>
          <text:p text:style-name="P22">Strings são objetos da classe string.</text:p>
        </text:list-item>
        <text:list-item>
          <text:p text:style-name="P22">Linguagem oferece facilidade de forma a manipular um string com um tipo primitivo.</text:p>
        </text:list-item>
        <text:list-item>
          <text:p text:style-name="P22">Strings são imutáveis.</text:p>
        </text:list-item>
      </text:list>
      <text:p text:style-name="P19"/>
      <text:p text:style-name="P3">Classe String</text:p>
      <text:p text:style-name="P3"/>
      <text:p text:style-name="P1">Método int length()</text:p>
      <text:p text:style-name="P8">String s = “UFSC”;</text:p>
      <text:p text:style-name="P8">int tam = s.length;</text:p>
      <text:p text:style-name="P8">//tam = 4</text:p>
      <text:p text:style-name="P8"/>
      <text:p text:style-name="P1">Método char charAt(int)</text:p>
      <text:p text:style-name="P8">String s = “Universidade”;</text:p>
      <text:p text:style-name="P8">char letra <text:s/>= s.charAt(3);</text:p>
      <text:p text:style-name="P8">//tam = v</text:p>
      <text:p text:style-name="P17"><text:tab/></text:p>
      <text:p text:style-name="P1">Método boolean equals(String)</text:p>
      <text:p text:style-name="P8">String s1 = “Curso de POO”;</text:p>
      <text:p text:style-name="P8">String s2 = “Curso de Java”;</text:p>
      <text:p text:style-name="P8">boolean b = s1.equals(s2);</text:p>
      <text:p text:style-name="P8">//b = false;</text:p>
      <text:p text:style-name="P8"/>
      <text:p text:style-name="P1"><text:soft-page-break/>Método int compareTo(String)</text:p>
      <text:p text:style-name="P8">int x = s1.compareTo(s2);</text:p>
      <text:p text:style-name="P8">//x = 0 se s1 = s2;</text:p>
      <text:p text:style-name="P8">//x &lt; 0 se s1 &lt; s2;</text:p>
      <text:p text:style-name="P8">//x &gt; 0 se s1 &gt; s2;</text:p>
      <text:p text:style-name="P8">/*O compareTo se baseia na ordem alfabética, ou seja o maior string é aquele que vem depois na ordem alfabética.*/</text:p>
      <text:p text:style-name="P17"/>
      <text:p text:style-name="P1">Método String substring(int inicio, int fim)</text:p>
      <text:p text:style-name="P8">//Copia e retorna um substring do objeto executor do método. A cópia começa na posição inicio e termina na posição fim-1.</text:p>
      <text:p text:style-name="P8">String s1 = “Universidade Federal”;</text:p>
      <text:p text:style-name="P8">String s2 = s1.substring(7, 12);</text:p>
      <text:p text:style-name="P8">//s2 = idade;</text:p>
      <text:p text:style-name="P8"/>
      <text:p text:style-name="P1">Método String toUpperCase()</text:p>
      <text:p text:style-name="P8">String s1 = “Exemplo 1”;</text:p>
      <text:p text:style-name="P8">String s2 = s1.toUpperCase();</text:p>
      <text:p text:style-name="P8">//s2 = “EXEMPLO 1”;</text:p>
      <text:p text:style-name="P8"/>
      <text:p text:style-name="P1">Método String trim()</text:p>
      <text:p text:style-name="P8">//Retorna um string sem os espacos em branco no inicio e no fim</text:p>
      <text:p text:style-name="P8">String s1 = “ <text:s text:c="6"/>UFS C <text:s text:c="3"/>“;</text:p>
      <text:p text:style-name="P8">String s2 = “s1.trim();</text:p>
      <text:p text:style-name="P8">//s2 = “UFS C”;</text:p>
      <text:p text:style-name="P8"/>
      <text:p text:style-name="P1">Exercício: Escreva uma classe contendo métodos que manipulam strings:</text:p>
      <text:p text:style-name="P1">1) Método que informe se um string contém ou não determinado caractere.</text:p>
      <text:p text:style-name="P1">2) Método que retorna com a posição da última ocorrência de um determinado caractere em um string.</text:p>
      <text:p text:style-name="P1">3) Método que retorna a quantidade de letras de um string.</text:p>
      <text:p text:style-name="P1">4) Método que informa se um caractere é ou não um vogal.</text:p>
      <text:p text:style-name="P1">5) Método que para um arranjo de strings retorne com o maior string (ordem alfabética).</text:p>
      <text:p text:style-name="P1">6) Método que retorna com um string de tamanho n formado pela concatenação de letras minúsculas sorteadas.</text:p>
      <text:p text:style-name="P1">7) Método que informa se um string representa ou não um valor inteiro.</text:p>
      <text:p text:style-name="P1">8) Método que informa se um string é ou não um palíndromo.</text:p>
      <text:p text:style-name="P1">9) Método que informa a quantidade de palavras de uma frase. Palavra é uma sequência continua de letras.</text:p>
      <text:p text:style-name="P1">10) Método que coloque em ordem alfabética um arranjo de strings.</text:p>
      <text:p text:style-name="P1"/>
      <text:p text:style-name="P1">Exercício: Uma revendedora de automóveis tem para cado que está a venda o seu ano, marca e preço de venda. Escreva um programa que:</text:p>
      <text:p text:style-name="P1">a) Armazene na memória todos os dados.</text:p>
      <text:p text:style-name="P1">b) Determine e mostre o caro mais caro da revendedora.</text:p>
      <text:p text:style-name="P1">c) Mostre a quantidade de carro que cada marca tem.</text:p>
      <text:p text:style-name="P1"/>
      <text:p text:style-name="P2">Prova Final: 30/06 – Sala EEL008</text:p>
      <text:p text:style-name="P2"/>
      <text:p text:style-name="P1">Exercício: Escreva um programa que controle o processo de atendimento das pessoas que chegam a uma determinada repartição. O programa deve colocar ao usuário <text:soft-page-break/>o seguinte menu de opções:</text:p>
      <text:p text:style-name="P1">1. Colocar pessoa na fila.</text:p>
      <text:p text:style-name="P1">2. Atender pessoa.</text:p>
      <text:p text:style-name="P1">3. Verificar se pessoa está na fila.</text:p>
      <text:p text:style-name="P1">4. Listar pessoas da fila.</text:p>
      <text:p text:style-name="P1">5. Finalizar programa.</text:p>
      <text:p text:style-name="P1"/>
      <text:p text:style-name="P1">Colocar as seguintes opções:</text:p>
      <text:p text:style-name="P1">a) Mostrar a idade média das pessoas da fila.</text:p>
      <text:p text:style-name="P1">b) Mostrar nome de pessoa mais idosa da fila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marker draw:name="Pontas_20_das_20_setas_20_1" draw:display-name="Pontas das setas 1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cas Pereira</meta:initial-creator>
    <meta:creation-date>2010-04-12T15:38:27</meta:creation-date>
    <dc:date>2010-06-30T10:14:03</dc:date>
    <dc:creator>Lucas Pereira</dc:creator>
    <meta:editing-duration>PT31H29M04S</meta:editing-duration>
    <meta:editing-cycles>96</meta:editing-cycles>
    <meta:generator>OpenOffice.org/3.2$Linux OpenOffice.org_project/320m12$Build-9483</meta:generator>
    <meta:document-statistic meta:table-count="1" meta:image-count="0" meta:object-count="0" meta:page-count="15" meta:paragraph-count="537" meta:word-count="3062" meta:character-count="17798"/>
  </office:meta>
</office:document-meta>
</file>